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69.99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35.09pt"/>
    </style:style>
    <style:style style:name="co7" style:family="table-column">
      <style:table-column-properties fo:break-before="auto" style:column-width="7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2.01pt solid #000000" style:diagonal-bl-tr="none" style:diagonal-tl-br="none" style:text-align-source="fix" style:repeat-content="false" fo:background-color="transparent" fo:wrap-option="no-wrap" fo:border-left="none" fo:padding="0.99pt" fo:border-right="none" style:rotation-angle="0" style:rotation-align="none" fo:border-top="0.74pt solid #999999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5" table:number-rows-spanned="1">
            <text:p>Cotización</text:p>
          </table:table-cell>
          <table:covered-table-cell table:number-columns-repeated="4" table:style-name="ce1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 calcext:value-type="string">
            <text:p>Resolución </text:p>
          </table:table-cell>
          <table:table-cell table:style-name="ce4" office:value-type="string" calcext:value-type="string">
            <text:p>Unidad (mm)</text:p>
          </table:table-cell>
          <table:table-cell table:style-name="ce4" office:value-type="string" calcext:value-type="string">
            <text:p>Tiempo Aprox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Costo(COP)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/>
          <table:table-cell table:style-name="ce4" table:number-columns-repeated="4"/>
          <table:table-cell/>
          <table:table-cell office:value-type="float" office:value="8000" calcext:value-type="float">
            <text:p>800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Fina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88g</text:p>
          </table:table-cell>
          <table:table-cell table:style-name="ce4" table:formula="of:=[.L13]*[.H14]" office:value-type="float" office:value="160000" calcext:value-type="float">
            <text:p>16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 calcext:value-type="string">
            <text:p>estándar 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82g</text:p>
          </table:table-cell>
          <table:table-cell table:style-name="ce4" table:formula="of:=[.H15]*[.L13]" office:value-type="float" office:value="96000" calcext:value-type="float">
            <text:p>96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 calcext:value-type="string">
            <text:p>Baja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92 g</text:p>
          </table:table-cell>
          <table:table-cell table:style-name="ce5" table:formula="of:=[.H16]*[.L13]" office:value-type="float" office:value="80000" calcext:value-type="float">
            <text:p>800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3">
          <table:table-cell table:number-columns-repeated="5"/>
          <table:table-cell table:style-name="ce1" office:value-type="string" calcext:value-type="string" table:number-columns-spanned="5" table:number-rows-spanned="1">
            <text:p>Cotización :<text:span text:style-name="T1">Aligerado</text:span></text:p>
          </table:table-cell>
          <table:covered-table-cell table:number-columns-repeated="4" table:style-name="ce1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 calcext:value-type="string">
            <text:p>Resolución </text:p>
          </table:table-cell>
          <table:table-cell table:style-name="ce4" office:value-type="string" calcext:value-type="string">
            <text:p>Unidad (mm)</text:p>
          </table:table-cell>
          <table:table-cell table:style-name="ce4" office:value-type="string" calcext:value-type="string">
            <text:p>Tiempo Aprox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Costo(COP)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/>
          <table:table-cell table:style-name="ce4" table:number-columns-repeated="4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 calcext:value-type="string">
            <text:p>Fina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string" calcext:value-type="string">
            <text:p>49g</text:p>
          </table:table-cell>
          <table:table-cell table:style-name="ce6" table:formula="of:=[.H23]*[.L13]" office:value-type="float" office:value="108000" calcext:value-type="float">
            <text:p>108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 calcext:value-type="string">
            <text:p>estándar 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47g</text:p>
          </table:table-cell>
          <table:table-cell table:style-name="ce6" table:formula="of:=[.H24]*[.L13]" office:value-type="float" office:value="68000" calcext:value-type="float">
            <text:p>68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3" office:value-type="string" calcext:value-type="string">
            <text:p>Baja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string" calcext:value-type="string">
            <text:p>49g</text:p>
          </table:table-cell>
          <table:table-cell table:style-name="ce7" table:formula="of:=[.H25]*[.L13]" office:value-type="float" office:value="52000" calcext:value-type="float">
            <text:p>5200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hora a 80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8*24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6.5*8000" office:value-type="float" office:value="52000" calcext:value-type="float">
            <text:p>52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5T19:50:36.740000000</meta:creation-date>
    <dc:date>2020-08-15T22:47:46.740000000</dc:date>
    <meta:editing-duration>PT2H26M6S</meta:editing-duration>
    <meta:editing-cycles>2</meta:editing-cycles>
    <meta:generator>LibreOffice/6.3.3.2$Windows_X86_64 LibreOffice_project/a64200df03143b798afd1ec74a12ab50359878ed</meta:generator>
    <meta:document-statistic meta:table-count="1" meta:cell-count="46" meta:object-count="0"/>
  </office:meta>
</office:document-meta>
</file>